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ad4f" officeooo:paragraph-rsid="0018a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cles</text:p>
      <text:p text:style-name="P1"/>
      <text:p text:style-name="P1">- add function overload for update function</text:p>
      <text:p text:style-name="P1">one version = update()</text:p>
      <text:p text:style-name="P1">other version = update(ngl::Vec3 wind)</text:p>
      <text:p text:style-name="P1"><text:tab/>so can update wind during program, like jon's does with the arrow keys?</text:p>
      <text:p text:style-name="P1"><text:tab/>Call function in key press event</text:p>
      <text:p text:style-name="P1"><text:tab/>just updates m_wind! (could change name i gues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y RosieNishani</meta:initial-creator>
    <meta:creation-date>2016-03-11T19:53:01.688195382</meta:creation-date>
    <dc:date>2016-03-11T19:59:55.762898181</dc:date>
    <dc:creator>Emery RosieNishani</dc:creator>
    <meta:editing-duration>P0D</meta:editing-duration>
    <meta:editing-cycles>1</meta:editing-cycles>
    <meta:document-statistic meta:table-count="0" meta:image-count="0" meta:object-count="0" meta:page-count="1" meta:paragraph-count="7" meta:word-count="44" meta:character-count="266" meta:non-whitespace-character-count="226"/>
    <meta:generator>LibreOffice/4.2.6.3$Linux_X86_64 LibreOffice_project/420$Build-3</meta:generator>
  </office:meta>
</office:document-meta>
</file>